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rsid="0018e268" officeooo:paragraph-rsid="0018e268" style:font-size-asian="10.5pt" style:font-size-complex="12pt"/>
    </style:style>
    <style:style style:name="P2" style:family="paragraph" style:parent-style-name="Standard">
      <style:paragraph-properties fo:line-height="150%" fo:text-align="justify" style:justify-single-word="false"/>
      <style:text-properties style:font-name="Times New Roman" fo:font-size="12pt" officeooo:rsid="0018e268" officeooo:paragraph-rsid="00267fff"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officeooo:rsid="0018e268" officeooo:paragraph-rsid="002a897a"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officeooo:rsid="0028bc99" officeooo:paragraph-rsid="0028bc99"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6" style:family="paragraph" style:parent-style-name="Standard">
      <style:paragraph-properties fo:line-height="150%" fo:text-align="center" style:justify-single-word="false"/>
      <style:text-properties fo:font-variant="small-caps" style:font-name="Times New Roman" fo:font-size="15pt" officeooo:rsid="0018e268" officeooo:paragraph-rsid="0018e268" style:font-size-asian="13.1000003814697pt" style:font-size-complex="15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2b290e" style:font-size-asian="10.5pt" style:font-size-complex="12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29638" style:font-size-asian="10.5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3ac6e" style:font-size-asian="10.5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bb975" style:font-size-asian="10.5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3c90d3" style:font-size-asian="10.5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10864" style:font-size-asian="10.5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4602e" style:font-size-asian="10.5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1dc86" officeooo:paragraph-rsid="00410864" style:font-name-asian="Times New Roman1" style:font-size-asian="10.5pt" style:font-name-complex="Times New Roman1"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10864" style:font-name-asian="Times New Roman1" style:font-size-asian="10.5pt" style:font-name-complex="Times New Roman1"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d8aef" style:font-name-asian="Times New Roman1" style:font-size-asian="10.5pt" style:font-name-complex="Times New Roman1"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5added" style:font-name-asian="Times New Roman1" style:font-size-asian="10.5pt" style:font-name-complex="Times New Roman1"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1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28bc99" officeooo:paragraph-rsid="002b290e" style:font-size-asian="10.5pt" style:font-size-complex="12pt"/>
    </style:style>
    <style:style style:name="P2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3c90d3" officeooo:paragraph-rsid="00410864" style:font-size-asian="10.5pt" style:font-size-complex="12pt"/>
    </style:style>
    <style:style style:name="P21"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4d8aef" officeooo:paragraph-rsid="004d8aef" style:font-name-asian="Times New Roman1" style:font-size-asian="10.5pt" style:font-name-complex="Times New Roman1" style:font-size-complex="12pt"/>
    </style:style>
    <style:style style:name="P22"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d8aef" officeooo:paragraph-rsid="0063a8aa" style:font-name-asian="Times New Roman1" style:font-size-asian="8.75pt" style:font-name-complex="Times New Roman1" style:font-size-complex="10pt"/>
    </style:style>
    <style:style style:name="P23"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1dc86" officeooo:paragraph-rsid="0063a8aa" style:font-name-asian="Times New Roman1" style:font-size-asian="8.75pt" style:font-name-complex="Times New Roman1" style:font-size-complex="10pt"/>
    </style:style>
    <style:style style:name="P24"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07cc4" officeooo:paragraph-rsid="0063a8aa" style:font-name-asian="Times New Roman1" style:font-size-asian="8.75pt" style:font-name-complex="Times New Roman1" style:font-size-complex="10pt"/>
    </style:style>
    <style:style style:name="P25"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28bc99" officeooo:paragraph-rsid="0063a8aa" style:font-size-asian="8.75pt" style:font-size-complex="10pt"/>
    </style:style>
    <style:style style:name="P2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1" fo:font-size="10pt" officeooo:rsid="004d8aef" officeooo:paragraph-rsid="0063a8aa" style:font-name-asian="Times New Roman1" style:font-size-asian="8.75pt" style:font-name-complex="Times New Roman1" style:font-size-complex="10pt"/>
    </style:style>
    <style:style style:name="P27" style:family="paragraph" style:parent-style-name="Footnote">
      <style:text-properties style:font-name="Times New Roman" officeooo:rsid="0025cfde" officeooo:paragraph-rsid="0025cfde"/>
    </style:style>
    <style:style style:name="P28" style:family="paragraph" style:parent-style-name="Footnote">
      <style:text-properties style:font-name="Times New Roman" officeooo:rsid="0026d614" officeooo:paragraph-rsid="0026d614"/>
    </style:style>
    <style:style style:name="P29" style:family="paragraph" style:parent-style-name="Footnote">
      <style:text-properties style:font-name="Times New Roman" officeooo:rsid="002ddb2e" officeooo:paragraph-rsid="002ddb2e"/>
    </style:style>
    <style:style style:name="P30" style:family="paragraph" style:parent-style-name="Footnote">
      <style:text-properties style:font-name="Times New Roman" officeooo:rsid="00304a69" officeooo:paragraph-rsid="00304a69"/>
    </style:style>
    <style:style style:name="P31" style:family="paragraph" style:parent-style-name="Footnote">
      <style:text-properties style:font-name="Times New Roman" officeooo:rsid="0048519f" officeooo:paragraph-rsid="0048519f"/>
    </style:style>
    <style:style style:name="P32" style:family="paragraph" style:parent-style-name="Footnote">
      <style:text-properties style:font-name="Times New Roman" officeooo:rsid="00519b4d" officeooo:paragraph-rsid="00519b4d"/>
    </style:style>
    <style:style style:name="P33" style:family="paragraph" style:parent-style-name="Footnote">
      <style:text-properties style:font-name="Times New Roman" officeooo:rsid="005200fb" officeooo:paragraph-rsid="005200fb"/>
    </style:style>
    <style:style style:name="P34" style:family="paragraph" style:parent-style-name="Footnote">
      <style:text-properties style:font-name="Times New Roman" officeooo:rsid="005966a4" officeooo:paragraph-rsid="005966a4"/>
    </style:style>
    <style:style style:name="T1" style:family="text">
      <style:text-properties officeooo:rsid="001aba09"/>
    </style:style>
    <style:style style:name="T2" style:family="text">
      <style:text-properties officeooo:rsid="00207436"/>
    </style:style>
    <style:style style:name="T3" style:family="text">
      <style:text-properties officeooo:rsid="00215bde"/>
    </style:style>
    <style:style style:name="T4" style:family="text">
      <style:text-properties fo:font-style="italic" style:font-style-asian="italic" style:font-style-complex="italic"/>
    </style:style>
    <style:style style:name="T5" style:family="text">
      <style:text-properties fo:font-style="italic" officeooo:rsid="004700d0" style:font-style-asian="italic" style:font-style-complex="italic"/>
    </style:style>
    <style:style style:name="T6" style:family="text">
      <style:text-properties fo:font-style="italic" officeooo:rsid="00285eb2" style:font-name-asian="Times New Roman1" style:font-style-asian="italic" style:font-name-complex="Times New Roman1" style:font-style-complex="italic"/>
    </style:style>
    <style:style style:name="T7" style:family="text">
      <style:text-properties fo:font-style="italic" officeooo:rsid="002ddb2e" style:font-name-asian="Times New Roman1" style:font-style-asian="italic" style:font-name-complex="Times New Roman1" style:font-style-complex="italic"/>
    </style:style>
    <style:style style:name="T8" style:family="text">
      <style:text-properties fo:font-style="italic" officeooo:rsid="003bb975" style:font-name-asian="Times New Roman1" style:font-style-asian="italic" style:font-name-complex="Times New Roman1" style:font-style-complex="italic"/>
    </style:style>
    <style:style style:name="T9" style:family="text">
      <style:text-properties style:font-name="Times New Roman1" style:font-name-asian="Times New Roman1" style:font-name-complex="Times New Roman1"/>
    </style:style>
    <style:style style:name="T10" style:family="text">
      <style:text-properties style:font-name="Times New Roman1" officeooo:rsid="00215bde" style:font-name-asian="Times New Roman1" style:font-name-complex="Times New Roman1"/>
    </style:style>
    <style:style style:name="T11" style:family="text">
      <style:text-properties style:font-name="Times New Roman1" officeooo:rsid="0025cfde" style:font-name-asian="Times New Roman1" style:font-name-complex="Times New Roman1"/>
    </style:style>
    <style:style style:name="T12" style:family="text">
      <style:text-properties style:font-name="Times New Roman1" officeooo:rsid="003e158e" style:font-name-asian="Times New Roman1" style:font-name-complex="Times New Roman1"/>
    </style:style>
    <style:style style:name="T13" style:family="text">
      <style:text-properties style:font-name="Times New Roman1" officeooo:rsid="004f2080" style:font-name-asian="Times New Roman1" style:font-name-complex="Times New Roman1"/>
    </style:style>
    <style:style style:name="T14" style:family="text">
      <style:text-properties style:font-name="Times New Roman1" officeooo:rsid="005added"/>
    </style:style>
    <style:style style:name="T15" style:family="text">
      <style:text-properties officeooo:rsid="00215bde" style:font-name-asian="Droid Sans Fallback" style:font-name-complex="FreeSans"/>
    </style:style>
    <style:style style:name="T16" style:family="text">
      <style:text-properties officeooo:rsid="0025cfde" style:font-name-asian="Droid Sans Fallback" style:font-name-complex="FreeSans"/>
    </style:style>
    <style:style style:name="T17" style:family="text">
      <style:text-properties style:font-name-asian="Times New Roman1" style:font-name-complex="Times New Roman1"/>
    </style:style>
    <style:style style:name="T18" style:family="text">
      <style:text-properties officeooo:rsid="00215bde" style:font-name-asian="Times New Roman1" style:font-name-complex="Times New Roman1"/>
    </style:style>
    <style:style style:name="T19" style:family="text">
      <style:text-properties officeooo:rsid="0026d614" style:font-name-asian="Times New Roman1" style:font-name-complex="Times New Roman1"/>
    </style:style>
    <style:style style:name="T20" style:family="text">
      <style:text-properties officeooo:rsid="00285eb2" style:font-name-asian="Times New Roman1" style:font-name-complex="Times New Roman1"/>
    </style:style>
    <style:style style:name="T21" style:family="text">
      <style:text-properties officeooo:rsid="002a897a" style:font-name-asian="Times New Roman1" style:font-name-complex="Times New Roman1"/>
    </style:style>
    <style:style style:name="T22" style:family="text">
      <style:text-properties officeooo:rsid="002b290e" style:font-name-asian="Times New Roman1" style:font-name-complex="Times New Roman1"/>
    </style:style>
    <style:style style:name="T23" style:family="text">
      <style:text-properties officeooo:rsid="002c07ab" style:font-name-asian="Times New Roman1" style:font-name-complex="Times New Roman1"/>
    </style:style>
    <style:style style:name="T24" style:family="text">
      <style:text-properties officeooo:rsid="002ddb2e" style:font-name-asian="Times New Roman1" style:font-name-complex="Times New Roman1"/>
    </style:style>
    <style:style style:name="T25" style:family="text">
      <style:text-properties officeooo:rsid="002f1547" style:font-name-asian="Times New Roman1" style:font-name-complex="Times New Roman1"/>
    </style:style>
    <style:style style:name="T26" style:family="text">
      <style:text-properties officeooo:rsid="00304a69" style:font-name-asian="Times New Roman1" style:font-name-complex="Times New Roman1"/>
    </style:style>
    <style:style style:name="T27" style:family="text">
      <style:text-properties officeooo:rsid="003069c6" style:font-name-asian="Times New Roman1" style:font-name-complex="Times New Roman1"/>
    </style:style>
    <style:style style:name="T28" style:family="text">
      <style:text-properties officeooo:rsid="0030c865" style:font-name-asian="Times New Roman1" style:font-name-complex="Times New Roman1"/>
    </style:style>
    <style:style style:name="T29" style:family="text">
      <style:text-properties officeooo:rsid="00329638" style:font-name-asian="Times New Roman1" style:font-name-complex="Times New Roman1"/>
    </style:style>
    <style:style style:name="T30" style:family="text">
      <style:text-properties officeooo:rsid="0033ac6e" style:font-name-asian="Times New Roman1" style:font-name-complex="Times New Roman1"/>
    </style:style>
    <style:style style:name="T31" style:family="text">
      <style:text-properties officeooo:rsid="00345557" style:font-name-asian="Times New Roman1" style:font-name-complex="Times New Roman1"/>
    </style:style>
    <style:style style:name="T32" style:family="text">
      <style:text-properties officeooo:rsid="003465f6" style:font-name-asian="Times New Roman1" style:font-name-complex="Times New Roman1"/>
    </style:style>
    <style:style style:name="T33" style:family="text">
      <style:text-properties officeooo:rsid="0035ac5d" style:font-name-asian="Times New Roman1" style:font-name-complex="Times New Roman1"/>
    </style:style>
    <style:style style:name="T34" style:family="text">
      <style:text-properties officeooo:rsid="00363303" style:font-name-asian="Times New Roman1" style:font-name-complex="Times New Roman1"/>
    </style:style>
    <style:style style:name="T35" style:family="text">
      <style:text-properties officeooo:rsid="0036d0f3" style:font-name-asian="Times New Roman1" style:font-name-complex="Times New Roman1"/>
    </style:style>
    <style:style style:name="T36" style:family="text">
      <style:text-properties officeooo:rsid="0038876e" style:font-name-asian="Times New Roman1" style:font-name-complex="Times New Roman1"/>
    </style:style>
    <style:style style:name="T37" style:family="text">
      <style:text-properties officeooo:rsid="003a6acd" style:font-name-asian="Times New Roman1" style:font-name-complex="Times New Roman1"/>
    </style:style>
    <style:style style:name="T38" style:family="text">
      <style:text-properties officeooo:rsid="003bb975" style:font-name-asian="Times New Roman1" style:font-name-complex="Times New Roman1"/>
    </style:style>
    <style:style style:name="T39" style:family="text">
      <style:text-properties officeooo:rsid="003c90d3" style:font-name-asian="Times New Roman1" style:font-name-complex="Times New Roman1"/>
    </style:style>
    <style:style style:name="T40" style:family="text">
      <style:text-properties officeooo:rsid="003e158e" style:font-name-asian="Times New Roman1" style:font-name-complex="Times New Roman1"/>
    </style:style>
    <style:style style:name="T41" style:family="text">
      <style:text-properties officeooo:rsid="003ea24b" style:font-name-asian="Times New Roman1" style:font-name-complex="Times New Roman1"/>
    </style:style>
    <style:style style:name="T42" style:family="text">
      <style:text-properties officeooo:rsid="00407cc4" style:font-name-asian="Times New Roman1" style:font-name-complex="Times New Roman1"/>
    </style:style>
    <style:style style:name="T43" style:family="text">
      <style:text-properties officeooo:rsid="00410864" style:font-name-asian="Times New Roman1" style:font-name-complex="Times New Roman1"/>
    </style:style>
    <style:style style:name="T44" style:family="text">
      <style:text-properties officeooo:rsid="0041dc86" style:font-name-asian="Times New Roman1" style:font-name-complex="Times New Roman1"/>
    </style:style>
    <style:style style:name="T45" style:family="text">
      <style:text-properties officeooo:rsid="004368ed" style:font-name-asian="Times New Roman1" style:font-name-complex="Times New Roman1"/>
    </style:style>
    <style:style style:name="T46" style:family="text">
      <style:text-properties officeooo:rsid="0044602e" style:font-name-asian="Times New Roman1" style:font-name-complex="Times New Roman1"/>
    </style:style>
    <style:style style:name="T47" style:family="text">
      <style:text-properties officeooo:rsid="0045f227" style:font-name-asian="Times New Roman1" style:font-name-complex="Times New Roman1"/>
    </style:style>
    <style:style style:name="T48" style:family="text">
      <style:text-properties officeooo:rsid="0050a667" style:font-name-asian="Times New Roman1" style:font-name-complex="Times New Roman1"/>
    </style:style>
    <style:style style:name="T49" style:family="text">
      <style:text-properties officeooo:rsid="005e321d" style:font-name-asian="Times New Roman1" style:font-name-complex="Times New Roman1"/>
    </style:style>
    <style:style style:name="T50" style:family="text">
      <style:text-properties officeooo:rsid="005f9c14" style:font-name-asian="Times New Roman1" style:font-name-complex="Times New Roman1"/>
    </style:style>
    <style:style style:name="T51" style:family="text">
      <style:text-properties officeooo:rsid="00612cbe" style:font-name-asian="Times New Roman1" style:font-name-complex="Times New Roman1"/>
    </style:style>
    <style:style style:name="T52" style:family="text">
      <style:text-properties officeooo:rsid="0063a8aa" style:font-name-asian="Times New Roman1" style:font-name-complex="Times New Roman1"/>
    </style:style>
    <style:style style:name="T53" style:family="text">
      <style:text-properties fo:font-variant="small-caps" officeooo:rsid="002b290e" style:font-name-asian="Times New Roman1" style:font-name-complex="Times New Roman1"/>
    </style:style>
    <style:style style:name="T54" style:family="text">
      <style:text-properties officeooo:rsid="003069c6"/>
    </style:style>
    <style:style style:name="T55" style:family="text">
      <style:text-properties officeooo:rsid="00468dc9"/>
    </style:style>
    <style:style style:name="T56" style:family="text">
      <style:text-properties officeooo:rsid="004700d0"/>
    </style:style>
    <style:style style:name="T57" style:family="text">
      <style:text-properties officeooo:rsid="00510d2a"/>
    </style:style>
    <style:style style:name="T58" style:family="text">
      <style:text-properties officeooo:rsid="005200fb"/>
    </style:style>
    <style:style style:name="T59" style:family="text">
      <style:text-properties officeooo:rsid="0054ba7e"/>
    </style:style>
    <style:style style:name="T60" style:family="text">
      <style:text-properties officeooo:rsid="005a6123"/>
    </style:style>
    <style:style style:name="T61" style:family="text">
      <style:text-properties officeooo:rsid="005added"/>
    </style:style>
    <style:style style:name="T62" style:family="text">
      <style:text-properties officeooo:rsid="005d6ddb"/>
    </style:style>
    <style:style style:name="T63" style:family="text">
      <style:text-properties fo:font-style="normal" officeooo:rsid="003bb975" style:font-name-asian="Times New Roman1" style:font-style-asian="normal" style:font-name-complex="Times New Roman1" style:font-style-complex="normal"/>
    </style:style>
    <style:style style:name="T64" style:family="text">
      <style:text-properties fo:font-style="normal" officeooo:rsid="00612cbe" style:font-name-asian="Times New Roman1" style:font-style-asian="normal" style:font-name-complex="Times New Roman1" style:font-style-complex="normal"/>
    </style:style>
    <style:style style:name="T65" style:family="text">
      <style:text-properties officeooo:rsid="0063a8aa"/>
    </style:style>
    <style:style style:name="T66" style:family="text">
      <style:text-properties fo:font-variant="normal" fo:text-transform="none" style:font-name="Times New Roman1" officeooo:rsid="00533e0e"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roi</text:p>
      <text:p text:style-name="P1"/>
      <text:p text:style-name="P1"/>
      <text:p text:style-name="P1"><text:tab/><text:span text:style-name="T1">À chaque ordre sa fonction : ceux qui prient, ceux qui combattent, ceux qui travaillent. Aux évêques le devoir de sacrer. Aux rois le devoir de protéger. Aux paysans le devoir de nourrir. Ce modèle, c'est celui de Gérard de Cambrai et Adalbéron de Laon. Malgré une apparente horizontalité, ce système place logiquement les évêques, détenteurs de l'autorité religieuse et précepteurs des rois, au sommet de la société chrétienne. C'est un modèle ecclésiastique. Il sert l'établissement ferme et durable de l'Église sur terre. De ce point de vue, le roi est un serviteur de l'Église puisqu'il assure par la force le maintien de l'autorité divine. Le modèle monarchique, lui, place le roi au dessus de la société. Comme Philippe Auguste au lendemain de sa victoire, le roi surplombe les trois ordres. Il n'est plus un serviteur de l'Église, il est un Christ sur terre.</text:span></text:p>
      <text:p text:style-name="P1"><text:tab/><text:span text:style-name="T2">Ainsi, Georges Duby nous accompagne depuis les sources théologiques et littéraires de la tri-fonctionnalité, jusqu'à son triomphe politique et social dans les premières années du XIIIe siècle.</text:span></text:p>
      <text:p text:style-name="P1"/>
      <text:p text:style-name="P3"><text:tab/><text:span text:style-name="T3">Plus tard, lorsqu'au fil des chroniques royales, Jacques Le Goff reconstitue la figure complexe de Saint Louis, le modèle tri-fonctionnel aiguille ses analyses. En effet, l'historien voit en ce dernier l'image idéale du roi chrétien qui incarne à lui-seul les trois fonctions. « Rappelons d'abord que la grande caractéristique de l'application à la royauté par la pensée médiévale de la tri-fonctionnalité est que, contrairement à l'Inde ancienne et à la Rome des origines, les rois n'y apparaissent pas, à l'instar des dieux, comme caractérisés par l'une ou l'autre des trois fonctions </text:span><text:span text:style-name="T10">―</text:span><text:span text:style-name="T15"> </text:span><text:span text:style-name="T16">roi essentiellement législateur ou guerrier, ou garant de la prospérité </text:span><text:span text:style-name="T10">―, </text:span><text:span text:style-name="T11">mais que chaque roi les réunit toutes en lui</text:span><text:span text:style-name="T11"><text:note text:id="ftn1" text:note-class="footnote"><text:note-citation>1</text:note-citation><text:note-body><text:p text:style-name="P27">Jacques Le Goff, <text:span text:style-name="T4">Saint Louis</text:span>, Gallimard, Paris, 1996, p. 643</text:p></text:note-body></text:note></text:span><text:span text:style-name="T11">. » </text:span><text:span text:style-name="T12">Un roi sacré. Un roi guerrier. Un roi nourricier. </text:span><text:span text:style-name="T18">Cristallisant les différentes fonctions, Saint Louis offre l'éminent reflet de la société qu'il gouverne. Il est un roi total : saint dans la justice, preux dans la guerre, large dans l'aumône. </text:span><text:span text:style-name="T21">Et l</text:span><text:span text:style-name="T20">'empreinte dont Saint Louis marqua les mentalités, </text:span><text:span text:style-name="T50">bien qu'imaginaire en partie,</text:span><text:span text:style-name="T20"> est profonde</text:span><text:span text:style-name="T19">. « Ce roi qui a tout misé sur les valeurs immatérielles a laissé dans l'imaginaire des Français, dès la fin du XIIIe siècle, plus encore que le souvenir de ses vertus et de ses miracles, celui de la prospérité matérielle du royaume en son temps qu'on lui a attribuée après sa mort</text:span><text:span text:style-name="T19"><text:note text:id="ftn2" text:note-class="footnote"><text:note-citation>2</text:note-citation><text:note-body><text:p text:style-name="P28"><text:span text:style-name="T4">Ibid</text:span>., p. 673</text:p></text:note-body></text:note></text:span><text:span text:style-name="T19">. »</text:span></text:p>
      <text:p text:style-name="P2"><text:soft-page-break/><text:span text:style-name="T19"><text:tab/></text:span><text:span text:style-name="T22">D</text:span><text:span text:style-name="T20">ans </text:span><text:span text:style-name="T6">le roman de Joseph d'Arimathie</text:span><text:span text:style-name="T20">, Célidoine incarne à sa manière l'idéal monarchique dont Saint Louis fut l'éclatante figure </text:span><text:span text:style-name="T50">historique</text:span><text:span text:style-name="T20">.</text:span></text:p>
      <text:p text:style-name="P2"/>
      <text:p text:style-name="P2"/>
      <text:p text:style-name="P5">L'élection</text:p>
      <text:p text:style-name="P4"/>
      <text:p text:style-name="P4"><text:span text:style-name="T17"><text:tab/></text:span><text:span text:style-name="T49">Le lecteur</text:span><text:span text:style-name="T22"> apprend l'existence de Célidoine au moment où Nascien, que l'on croit responsable de la disparition de Mordrain, est enfermé dans la prison de Calafer. Ce dernier, particulièrement pervers, ordonne que le fils de Nascien soit enfermé avec lui. </text:span><text:span text:style-name="T50">Célidoine nous est alors présenté comme un personnage extraordinaire :</text:span></text:p>
      <text:p text:style-name="P4"/>
      <text:p text:style-name="P25"><text:span text:style-name="T52">§229. </text:span><text:span text:style-name="T66">[…] </text:span><text:span text:style-name="T22">Et quant il l'ot mis en si agoissouse prison, encore ne li fu il pas assés a lui tourmenter, ançois fist tant qu'il ot un sien fil avoec lui, qui mout estoit de jovene aage : car il n'avoit encore que .</text:span><text:span text:style-name="T53">vii</text:span><text:span text:style-name="T22">. ans et .</text:span><text:span text:style-name="T53">v</text:span><text:span text:style-name="T22">. mois. Cis enfés estoit mout biaus et avoit a non Celidoines. Celidoines vaut autant a dire que : donnés au ciel : car il avoit mise toute s'entente a Jhesu Crist servir. Et a son naissement avint en la cité d'Orbrique une mout grant mervelle qui n'estoit mie acoustumee a veoir : car il nasqui en un jour d'esté endroit miedi, et si fu el jour des kalendes de juingnet ; et a cele eure qu'il fu nés, si com vous avés oï, si avint maintenant que li solaus, qui en si grant calour devoit estre, aparut autretés com il lieve au matin : et les estoiles aparurent aussi com s'il fust nuis.</text:span></text:p>
      <text:p text:style-name="P19"/>
      <text:p text:style-name="P7"><text:span text:style-name="T22"><text:tab/></text:span><text:span text:style-name="T23">Célidoine est </text:span><text:span text:style-name="T24">élu</text:span><text:span text:style-name="T23">. </text:span><text:span text:style-name="T24">Le premier signe de son élection est son nom.</text:span><text:span text:style-name="T23"> L'auteur </text:span><text:span text:style-name="T24">insiste</text:span><text:span text:style-name="T23"> : Célidoine signifie « donné au ciel ». </text:span><text:span text:style-name="T24">Gérard Gros précise : </text:span><text:span text:style-name="T7">caeli donum</text:span><text:span text:style-name="T24"> signifie « don du ciel »</text:span><text:span text:style-name="T24"><text:note text:id="ftn3" text:note-class="footnote"><text:note-citation>3</text:note-citation><text:note-body><text:p text:style-name="P29"><text:span text:style-name="T4">Le livre du Graal I</text:span>, Gallimard, Paris, 2001, p. 1707</text:p></text:note-body></text:note></text:span><text:span text:style-name="T50">.</text:span><text:span text:style-name="T24"> Le second signe est un prodige. L'événement de sa naissance bouleversa le cours naturel des astres dans le ciel : alors qu'il était midi, le soleil se levait et les étoiles brillaient. Plus qu'un événement, c'est un avènement que symbolise le levé du soleil </text:span><text:span text:style-name="T25">et les étoiles dans le ciel</text:span><text:span text:style-name="T24">. </text:span><text:span text:style-name="T25">Comme si l'univers se réglait au mouvement de la naissance de Célidoine. </text:span><text:span text:style-name="T26">Comme s'il renaissait avec lui.</text:span></text:p>
      <text:p text:style-name="P9"><text:span text:style-name="T25"><text:tab/></text:span><text:span text:style-name="T28">Par ailleurs, l</text:span><text:span text:style-name="T26">es étoiles symbolisent la source lumineuse. Source lumineuse d'autant plus vive qu'elle perce à travers l'obscurité de la nuit. </text:span><text:span text:style-name="T28">Ainsi, l</text:span><text:span text:style-name="T27">es étoiles</text:span><text:span text:style-name="T28"> sont </text:span><text:span text:style-name="T29">une </text:span><text:span text:style-name="T28">image</text:span><text:span text:style-name="T27"> d</text:span><text:span text:style-name="T26">es forces spirituelles </text:span><text:span text:style-name="T28">triomphantes des </text:span><text:span text:style-name="T29">ténèbres</text:span><text:span text:style-name="T26"><text:note text:id="ftn4" text:note-class="footnote"><text:note-citation>4</text:note-citation><text:note-body><text:p text:style-name="P30">Article « Étoile », <text:span text:style-name="T4">Dictionnaire des symboles</text:span>, <text:span text:style-name="T54">Robert Laffont, Paris, p. 416</text:span></text:p></text:note-body></text:note></text:span><text:span text:style-name="T26">. </text:span><text:span text:style-name="T30">I</text:span><text:span text:style-name="T28">nitié </text:span><text:span text:style-name="T30">d</text:span><text:span text:style-name="T28">ès sa naissance, Célidoine es</text:span><text:span text:style-name="T30">t</text:span><text:span text:style-name="T28"> investi de </text:span><text:span text:style-name="T29">ces mêmes forces</text:span><text:span text:style-name="T28">. </text:span><text:span text:style-name="T30">Celles-ci se manifestent au cours de </text:span><text:span text:style-name="T35">plusieurs</text:span><text:span text:style-name="T30"> épisodes du roman. L'un des plus </text:span><text:span text:style-name="T36">impressio</text:span><text:span text:style-name="T50">n</text:span><text:span text:style-name="T36">nant</text:span><text:span text:style-name="T30"> est celui de </text:span><text:span text:style-name="T35">l</text:span><text:span text:style-name="T30">a rencontre </text:span><text:span text:style-name="T35">de Célidoine avec le roi Label</text:span><text:span text:style-name="T30"> sur l'île.</text:span></text:p>
      <text:p text:style-name="P8"><text:soft-page-break/></text:p>
      <text:p text:style-name="P8"><text:span text:style-name="T30"><text:tab/></text:span><text:span text:style-name="T31">Pendant</text:span><text:span text:style-name="T30"> qu'il est exilé sur une île après son sauvetage miraculeux du haut </text:span><text:span text:style-name="T31">de la</text:span><text:span text:style-name="T30"> prison de Calafer, Célidoine reçoit la visite du roi Label et son armée </text:span><text:span text:style-name="T33">(§315)</text:span><text:span text:style-name="T30">. </text:span><text:span text:style-name="T31">Ce dernier est désolé d'apprendre que Célidoine est désormais chrétien et prétend pouvoir le faire retourner à l'ancienne loi </text:span><text:span text:style-name="T33">(§318)</text:span><text:span text:style-name="T31">. </text:span><text:span text:style-name="T32">Mais alors qu'il croyait avoir l'ascendant sur l'enfant, le roi est troublé par une mystérieuse vision que ni lui ni ses conseillers ne peuvent expliquer </text:span><text:span text:style-name="T33">(§320)</text:span><text:span text:style-name="T32">. Finalement, Célidoine explique au roi la signification de sa vision. La mort prochaine du roi y est préfigurée. Et comme preuve supplémentaire de la grâce divine dont il est inspiré, Célidoine lui rappelle le meurtre de sa sœur que le roi commis auparavant et qu'il n'avait confié à personne </text:span><text:span text:style-name="T33">(§324)</text:span><text:span text:style-name="T32">.</text:span></text:p>
      <text:p text:style-name="P8"><text:span text:style-name="T32"><text:tab/></text:span><text:span text:style-name="T33">Peu après, le roi a une seconde vision. Célidoine en explique la signification avant que le roi </text:span><text:span text:style-name="T35">ne </text:span><text:span text:style-name="T33">l'ai racontée (§335). Enfin, Célidoine explique une troisième vision que même le récit ne </text:span><text:span text:style-name="T51">mentionne</text:span><text:span text:style-name="T33"> pas (§337). </text:span><text:span text:style-name="T35">Ces démonstrations de sagesse achèvent de convaincre</text:span><text:span text:style-name="T34"> le roi</text:span><text:span text:style-name="T33"> </text:span><text:span text:style-name="T35">qui </text:span><text:span text:style-name="T33">s'en remet au commandement de Célidoine. Tous deux partent alors dans la forêt, à la rencontre d'un ermite qui baptisera le roi Label avant sa mort (§345).</text:span></text:p>
      <text:p text:style-name="P8"/>
      <text:p text:style-name="P10"><text:span text:style-name="T33"><text:tab/></text:span><text:span text:style-name="T41">Armé</text:span><text:span text:style-name="T38"> d'une</text:span><text:span text:style-name="T35"> </text:span><text:span text:style-name="T36">force de persuasion</text:span><text:span text:style-name="T35"> qu'avai</text:span><text:span text:style-name="T51">t</text:span><text:span text:style-name="T35"> annoncé </text:span><text:span text:style-name="T36">le mouvement des astres le jour de sa naissance</text:span><text:span text:style-name="T35">, Célidoine </text:span><text:span text:style-name="T38">surprend par son intelligence</text:span><text:span text:style-name="T36">. </text:span><text:span text:style-name="T38">Détenteur de la </text:span><text:span text:style-name="T8">sapientia</text:span><text:span text:style-name="T63"> </text:span><text:span text:style-name="T64">de l'évêque</text:span><text:span text:style-name="T38">, il est c</text:span><text:span text:style-name="T36">omparable à Joseph et Josephé. </text:span><text:span text:style-name="T38">Ensemble, ils</text:span><text:span text:style-name="T36"> forme</text:span><text:span text:style-name="T38">nt</text:span><text:span text:style-name="T36"> le trio des </text:span><text:span text:style-name="T38">protagonistes</text:span><text:span text:style-name="T36"> les plus sages du récit. Chacun participe activement à la christianisation du monde. </text:span><text:span text:style-name="T37">Mais ce qui touche, chez Célidoine, c'est sa </text:span><text:span text:style-name="T38">simplicité</text:span><text:span text:style-name="T37">. Il n'est pas investi d'une mission divine comme Josephé, mais se contente de vivre en bon chrétien. Il ne rayonne pas avec l'importance d'un évêque, mais avec l'innocence d'un enfant.</text:span></text:p>
      <text:p text:style-name="P10"><text:span text:style-name="T37"><text:tab/></text:span><text:span text:style-name="T39">Telle une étoile dans la nuit, Célidoine illumine le monde de son intelligence. Et cette lumière, qui fait </text:span><text:span text:style-name="T40">déjà</text:span><text:span text:style-name="T39"> de lui un enfant séduisant, fera de lui un roi bienveillant. Un roi qui met </text:span><text:span text:style-name="T41">l</text:span><text:span text:style-name="T39">a sagesse </text:span><text:span text:style-name="T41">dont il est doué</text:span><text:span text:style-name="T39"> au service de son peuple.</text:span></text:p>
      <text:p text:style-name="P10"/>
      <text:p text:style-name="P10"/>
      <text:p text:style-name="P18">Le règne</text:p>
      <text:p text:style-name="P11"/>
      <text:p text:style-name="P13"><text:span text:style-name="T17"><text:tab/>Après la guerre contre le roi Crudel et la </text:span><text:span text:style-name="T40">libération</text:span><text:span text:style-name="T17"> des chrétiens, Nascien marie Célidoine avec la fille du roi Label et l'investit du royaume de Norgales (§513). </text:span><text:span text:style-name="T40">L</text:span><text:span text:style-name="T48">'auteur</text:span><text:span text:style-name="T40"> s'attarde peu sur ce règne qui signe l'établissement définitif des chrétiens en Grande </text:span><text:soft-page-break/><text:span text:style-name="T40">Bretagne. Toutefois, il mentionne deux catastrophes </text:span><text:span text:style-name="T41">consécutives </text:span><text:span text:style-name="T40">qui, pour un temps, perturbent la tranquillité du royaume : une famine et l'invasion </text:span><text:span text:style-name="T41">d</text:span><text:span text:style-name="T40">es Saxons. </text:span><text:span text:style-name="T46">Ces deux catastrophes auraient pu être dramatiques si Célidoine, en roi omniscient, ne les avait anticipées. Un jour, </text:span><text:span text:style-name="T47">alors</text:span><text:span text:style-name="T46"> qu'il observait le ciel, il prédit la famine :</text:span></text:p>
      <text:p text:style-name="P11"/>
      <text:p text:style-name="P24"><text:span text:style-name="T65">§605. </text:span><text:span text:style-name="T66">[…] </text:span>Et il sot tout de cours des estoiles, et d'astrenomie, tant que ce ert merveilles. Et par ce pot il auques connoistre des choses qui estoient a avenir, dont il avint une grant aventure. Car il esgardoit une fois el cours des estoiles, si vit apertement que il venroit une grant famine en la Grant Bretaingne, si grande qu'il ne trouveroient nule viande.</text:p>
      <text:p text:style-name="P11"/>
      <text:p text:style-name="P12"><text:span text:style-name="T42"><text:tab/></text:span><text:span text:style-name="T43">En prévision de cette famine, Célidoine ordonne que l'on achète de grandes quantités de blé afin de constituer les réserves suffisantes </text:span><text:span text:style-name="T44">(§605)</text:span><text:span text:style-name="T43">. Alors que la famine s'abat sur la Grande Bretagne, les Saxons, attirés par une telle abondance de blé, décident d'envahir le pays de Célidoine pour lui dérober les précieuses </text:span><text:span text:style-name="T46">ressources</text:span><text:span text:style-name="T43"> </text:span><text:span text:style-name="T44">(§606)</text:span><text:span text:style-name="T43">. </text:span><text:span text:style-name="T44">Encore une fois, observant le ciel, </text:span><text:span text:style-name="T47">Célidoine</text:span><text:span text:style-name="T45"> </text:span><text:span text:style-name="T44">prédit l</text:span><text:span text:style-name="T46">'</text:span><text:span text:style-name="T44">arrivée </text:span><text:span text:style-name="T46">des Saxons</text:span><text:span text:style-name="T44"> :</text:span></text:p>
      <text:p text:style-name="P12"/>
      <text:p text:style-name="P23"><text:span text:style-name="T65">§606. </text:span><text:span text:style-name="T66">[…] </text:span>Ensi disent il que il le feroient, et se metroient en mer atout grans a chevaus et a armes ; et en cele nuit meïsmes qu'il furent entré en la mer avint a Celidoine qu'il regardoit es estoiles. Si vit que li Saisne venoient sor lui a ost pour lui desireter et tolir lui sa terre.</text:p>
      <text:p text:style-name="P20"/>
      <text:p text:style-name="P14"><text:tab/><text:span text:style-name="T55">Se préparant au débarquement et grâce à un stratagème de son fils Narpus, Célidoine parvient à chasser les Saxons et délivre ainsi son pays (§609).</text:span></text:p>
      <text:p text:style-name="P14"/>
      <text:p text:style-name="P14"><text:tab/><text:span text:style-name="T56">À l'image de Saint Louis, en plus d'être un roi sacré, Célidoine est un roi guerrier et un roi nourricier. Guerrier, parce qu'il repousse par les armes les envahisseurs Saxons et libère son royaume. Et l'accent est bien mis sur le caractère hautement légitime de cette guerre défensive. Célidoine n'agresse pas un autre peuple, mais protège le sien. Nourricier, parce qu'il pourvoit ce même peuple en ressources nécessaires et le préserve ainsi de la pénurie. Même si Saint Louis n'est pas un tel roi, Jacques Le Goff insiste sur l'importance au Moyen Âge de faire du monarque le garant de la prospérité agricole. « Charlemagne était </text:span><text:span text:style-name="T5">summus agricola</text:span><text:span text:style-name="T56">, l'agriculteur par excellence, Dagobert faisait pousser les moissons sur son passage et, selon le dossier réuni au lendemain de la mort de Philippe Auguste pour tenter d'en faire un saint, trois miracles, qu'on dit s'être </text:span><text:soft-page-break/><text:span text:style-name="T56">produits dans les premières années de son règne, relèvent de la troisième fonction</text:span><text:span text:style-name="T56"><text:note text:id="ftn5" text:note-class="footnote"><text:note-citation>5</text:note-citation><text:note-body><text:p text:style-name="P31">Jacques Le Goff, <text:span text:style-name="T4">op. cit</text:span>., p. 653</text:p></text:note-body></text:note></text:span><text:span text:style-name="T56">. » Célidoine n'est pas un agriculteur. Il n'a pas, comme Charlemagne ou Dagobert, une influence magique sur les récoltes. Par contre, comme Saint Louis, c'est un grand aumônier. En pourvoyeur de la surabondance, il n'hésite pas à dilapider sa propre fortune pour protéger son peuple contre la famine :</text:span></text:p>
      <text:p text:style-name="P15"/>
      <text:p text:style-name="P22"><text:span text:style-name="T65">§605. </text:span><text:span text:style-name="T66">[…] </text:span>Lors dist a son seneschal : « Alés prendre tout mon trésor en quel lieu que il soit, si en faites del tout achater blé. <text:span text:style-name="T9">― Certes, sire, fait li seneschaus, vous en avrés .ii. Tans plus qu'il ne vous en convient ! ― Ne vous en chaut, fait li rois : car ensi me plaist il que vous le faciés. »</text:span></text:p>
      <text:p text:style-name="P21"/>
      <text:p text:style-name="P16"><text:span text:style-name="T9"><text:tab/>Célidoine est une figure du roi chrétien </text:span><text:span text:style-name="T13">idéal :</text:span><text:span text:style-name="T9"> fidèle dans la foi, garant de la paix </text:span><text:span text:style-name="T13">et bienveillant à l'égard des pauvres</text:span><text:span text:style-name="T9"> :</text:span></text:p>
      <text:p text:style-name="P16"/>
      <text:p text:style-name="P26"><text:span text:style-name="T65">§605. </text:span><text:span text:style-name="T66">[…] </text:span>Quant il s'en fu partis de son pere, il ala entre lui et son fill Narpus en la terre que li rois li avoit donnee, et fist chevalier de son fill cel an meïsmes, et tint sa terre si em pais qu'il n'ot onques voisin qui encontre lui osast guerre esmouvoir.</text:p>
      <text:p text:style-name="P21"/>
      <text:p text:style-name="P16"><text:tab/><text:span text:style-name="T57">Cet idéal monarchique, Saint Louis l'incarne également. Il fut un justicier droit et clément, un pacificateur idéaliste, un combattant acharné de l'Infidèle. Mais surtout, Saint Louis fut un dévot qui, bien qu'enfermé dans sa condition de laïc, chercha de toute ses forces à se rapprocher des clercs : « La dévotion de Saint Louis embrasse tous les champs dévotionnels : offices, confession, communion, culte des reliques, respect pour l'Église (limité dans le domaine temporel), pratiques pénitentielles, charitables et ascétiques</text:span><text:span text:style-name="T57"><text:note text:id="ftn6" text:note-class="footnote"><text:note-citation>6</text:note-citation><text:note-body><text:p text:style-name="P32"><text:span text:style-name="T4">Ibid</text:span>., p. 746</text:p></text:note-body></text:note></text:span><text:span text:style-name="T57">. »</text:span></text:p>
      <text:p text:style-name="P16"><text:tab/><text:span text:style-name="T58">C'est un idéal. Et Jacques Le Goff rappelle que l'origine des sources est principalement religieuse et que les biographes de Saint Louis étaient tous des hagiographes. « Les uns, en effet, les plus nombreux, ont écrit après sa canonisation en 1297, les autres ont parlé du roi en vue de l'obtention de sa canonisation. Même s'ils l'ont fait avec quelque emphase, leurs intentions les amenaient, de toute façon, à privilégier le thème. Ils écrivent d'ailleurs à une époque où, aux yeux de l'Église et de ce qu'on peut appeler l'opinion publique, même si les miracles demeurent le principal critère de sainteté, on accorde de plus en plus d'importance à l'exercice des vertus et à la </text:span><text:soft-page-break/><text:span text:style-name="T58">conduite de vie</text:span><text:span text:style-name="T58"><text:note text:id="ftn7" text:note-class="footnote"><text:note-citation>7</text:note-citation><text:note-body><text:p text:style-name="P33"><text:span text:style-name="T4">Ibid</text:span>., p. 745</text:p></text:note-body></text:note></text:span><text:span text:style-name="T58">. » Célidoine n'est-il pas baigné de sainteté ? Ne donne-t-il pas l'image exemplaire d'une vie de laïc tendue vers le ciel ?</text:span></text:p>
      <text:p text:style-name="P16"/>
      <text:p text:style-name="P17"><text:tab/><text:span text:style-name="T59">Saint Louis. Célidoine. Une figure historique. Une figure littéraire. Toutes deux expriment le même idéal : le roi saint. Et comme témoin absolu de la grâce dont ils sont pénétrés, leur visage.</text:span></text:p>
      <text:p text:style-name="P17"><text:span text:style-name="T59"><text:tab/>À une époque où la vue est un moyen de percer le voile des apparences et d'atteindre la nature des choses ; à une époque où l'on recherche partout l'ordre divin, le visage est un signe. « Ce sur quoi l'on insiste surtout, c'est le fait, conforme à la conception chrétienne médiévale de l'extérieur comme image de l'intérieur, que la beauté de son corps et de son visage exprimait la beauté de son cœur et de son esprit</text:span><text:span text:style-name="T59"><text:note text:id="ftn8" text:note-class="footnote"><text:note-citation>8</text:note-citation><text:note-body><text:p text:style-name="P34"><text:span text:style-name="T4">Ibid</text:span>., p. 654</text:p></text:note-body></text:note></text:span><text:span text:style-name="T59">. » Le visage de Saint Louis rayonne de la bonté du grand aumônier, du bienfaiteur qu'il est.</text:span></text:p>
      <text:p text:style-name="P16"><text:tab/><text:span text:style-name="T60">Comme celui de Saint Louis, le visage de Célidoine rayonne d'une lumière royale. En plus de son nom et du mouvement des astres à sa naissance, la beauté de son visage est un signe évident d'élection divine :</text:span></text:p>
      <text:p text:style-name="P16"/>
      <text:p text:style-name="P22"><text:span text:style-name="T65">§229. </text:span><text:span text:style-name="T66">[…] </text:span><text:span text:style-name="T61">Cis enfés estoit mout biaus et avoit a non Celidoines.</text:span></text:p>
      <text:p text:style-name="P16"/>
      <text:p text:style-name="P16"><text:tab/><text:span text:style-name="T62">Malgré la douleur d'apprendre que toute la famille de Célidoine s'est converti au christianisme, le roi Label, encore païen au moment de leur rencontre, lui fait l'honneur de le prendre sous son aile. Sa famille est infidèle, mais sa beauté l'excuse :</text:span></text:p>
      <text:p text:style-name="P16"/>
      <text:p text:style-name="P22"><text:span text:style-name="T65">§317. </text:span><text:span text:style-name="T66">[…] </text:span>« <text:span text:style-name="T62">Enfés, je croi bien et connois ton parenté lonc tans a ja passé, par coi il me poise mout de ces nouveles. Et conment qu'il soient tourné a la folie et a la male creance et aient volenté de sousfrir des ores mais en cel monde povertés et chaitivetés,</text:span><text:span text:style-name="T14"> </text:span><text:span text:style-name="T61">pour ce que tu es si biaus enfés et porras encore venir a grant honour se mauvaistié ne le te taut, te tenrai je avoc moi […</text:span><text:span text:style-name="T14">].</text:span><text:span text:style-name="T6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0T08:27:56.208552848</meta:creation-date>
    <dc:date>2015-09-06T11:32:55.386351908</dc:date>
    <dc:creator>Gauthier </dc:creator>
    <meta:editing-duration>PT14H13M48S</meta:editing-duration>
    <meta:editing-cycles>43</meta:editing-cycles>
    <meta:generator>LibreOffice/4.2.8.2$Linux_X86_64 LibreOffice_project/420m0$Build-2</meta:generator>
    <meta:document-statistic meta:table-count="0" meta:image-count="0" meta:object-count="0" meta:page-count="6" meta:paragraph-count="40" meta:word-count="2355" meta:character-count="13766" meta:non-whitespace-character-count="11429"/>
  </office:meta>
</office:document-meta>
</file>